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1.54999589590182E-020" calcext:value-type="float">
            <text:p>-1.54999589590182E-020</text:p>
          </table:table-cell>
          <table:table-cell/>
          <table:table-cell table:formula="of:=[.D9]/[.F9]" office:value-type="float" office:value="-0" calcext:value-type="float">
            <text:p>0</text:p>
          </table:table-cell>
          <table:table-cell table:formula="of:=[.D9]-[.F9]" office:value-type="float" office:value="1.54999589590182E-020" calcext:value-type="float">
            <text:p>1.54999589590182E-02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1.54999589590182E-020" calcext:value-type="float">
            <text:p>-1.54999589590182E-020</text:p>
          </table:table-cell>
          <table:table-cell/>
          <table:table-cell table:style-name="ce4" table:formula="of:=[.F21]" office:value-type="float" office:value="2.54751314677623E-020" calcext:value-type="float">
            <text:p>2.54751314677623E-020</text:p>
          </table:table-cell>
          <table:table-cell/>
          <table:table-cell table:formula="of:=[.M9]/[.O9]" office:value-type="float" office:value="-0.608434895758349" calcext:value-type="float">
            <text:p>-0.6084348958</text:p>
          </table:table-cell>
          <table:table-cell table:formula="of:=[.M9]-[.O9]" office:value-type="float" office:value="-4.09750904267805E-020" calcext:value-type="float">
            <text:p>-4.10E-02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8.62930402938641E-037" calcext:value-type="float">
            <text:p>8.62930402938641E-037</text:p>
          </table:table-cell>
          <table:table-cell/>
          <table:table-cell table:formula="of:=[.D10]/[.F10]" office:value-type="float" office:value="0" calcext:value-type="float">
            <text:p>0</text:p>
          </table:table-cell>
          <table:table-cell table:formula="of:=[.D10]-[.F10]" office:value-type="float" office:value="-8.62930402938641E-037" calcext:value-type="float">
            <text:p>-8.62930402938641E-03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8.62930402938641E-037" calcext:value-type="float">
            <text:p>8.62930402938641E-037</text:p>
          </table:table-cell>
          <table:table-cell/>
          <table:table-cell table:style-name="ce4" table:formula="of:=[.F22]" office:value-type="float" office:value="-2.54995726957459E-035" calcext:value-type="float">
            <text:p>-2.54995726957459E-035</text:p>
          </table:table-cell>
          <table:table-cell/>
          <table:table-cell table:formula="of:=[.M10]/[.O10]" office:value-type="float" office:value="-0.0338409750325975" calcext:value-type="float">
            <text:p>-0.033840975</text:p>
          </table:table-cell>
          <table:table-cell table:formula="of:=[.M10]-[.O10]" office:value-type="float" office:value="2.63625030986845E-035" calcext:value-type="float">
            <text:p>2.64E-035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3395.40050188729" calcext:value-type="float">
            <text:p>3395.4005018873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11]/[.F11]" office:value-type="float" office:value="1.00000001022007" calcext:value-type="float">
            <text:p>1.0000000102</text:p>
          </table:table-cell>
          <table:table-cell table:formula="of:=[.D11]-[.F11]" office:value-type="float" office:value="0.0000347012201018515" calcext:value-type="float">
            <text:p>3.47012201018515E-00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395.40046718607" calcext:value-type="float">
            <text:p>3395.4004671861</text:p>
          </table:table-cell>
          <table:table-cell/>
          <table:table-cell table:style-name="ce4" table:formula="of:=[.F23]" office:value-type="float" office:value="3395.40046718607" calcext:value-type="float">
            <text:p>3395.4004671861</text:p>
          </table:table-cell>
          <table:table-cell/>
          <table:table-cell table:formula="of:=[.M11]/[.O11]" office:value-type="float" office:value="1" calcext:value-type="float">
            <text:p>1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1.12466222659798E-022" calcext:value-type="float">
            <text:p>1.12466222659798E-022</text:p>
          </table:table-cell>
          <table:table-cell/>
          <table:table-cell table:formula="of:=[.D12]/[.F12]" office:value-type="float" office:value="0" calcext:value-type="float">
            <text:p>0</text:p>
          </table:table-cell>
          <table:table-cell table:formula="of:=[.D12]-[.F12]" office:value-type="float" office:value="-1.12466222659798E-022" calcext:value-type="float">
            <text:p>-1.12466222659798E-02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1.12466222659798E-022" calcext:value-type="float">
            <text:p>1.12466222659798E-022</text:p>
          </table:table-cell>
          <table:table-cell/>
          <table:table-cell table:style-name="ce4" table:formula="of:=[.F24]" office:value-type="float" office:value="1.50604690569425E-019" calcext:value-type="float">
            <text:p>1.50604690569425E-019</text:p>
          </table:table-cell>
          <table:table-cell/>
          <table:table-cell table:formula="of:=[.M12]/[.O12]" office:value-type="float" office:value="0.000746764408429589" calcext:value-type="float">
            <text:p>0.0007467644</text:p>
          </table:table-cell>
          <table:table-cell table:formula="of:=[.M12]-[.O12]" office:value-type="float" office:value="-1.50492224346765E-019" calcext:value-type="float">
            <text:p>-1.50E-019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7.69654926200893E-036" calcext:value-type="float">
            <text:p>-7.69654926200893E-036</text:p>
          </table:table-cell>
          <table:table-cell/>
          <table:table-cell table:formula="of:=[.D13]/[.F13]" office:value-type="float" office:value="-0" calcext:value-type="float">
            <text:p>0</text:p>
          </table:table-cell>
          <table:table-cell table:formula="of:=[.D13]-[.F13]" office:value-type="float" office:value="7.69654926200893E-036" calcext:value-type="float">
            <text:p>7.69654926200893E-03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7.69654926200893E-036" calcext:value-type="float">
            <text:p>-7.69654926200893E-036</text:p>
          </table:table-cell>
          <table:table-cell/>
          <table:table-cell table:style-name="ce4" table:formula="of:=[.F25]" office:value-type="float" office:value="-1.2343330803281E-034" calcext:value-type="float">
            <text:p>-1.2343330803281E-034</text:p>
          </table:table-cell>
          <table:table-cell/>
          <table:table-cell table:formula="of:=[.M13]/[.O13]" office:value-type="float" office:value="0.0623539090434415" calcext:value-type="float">
            <text:p>0.062353909</text:p>
          </table:table-cell>
          <table:table-cell table:formula="of:=[.M13]-[.O13]" office:value-type="float" office:value="1.15736758770801E-034" calcext:value-type="float">
            <text:p>1.16E-034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521387851569618" calcext:value-type="float">
            <text:p>0.0052138785</text:p>
          </table:table-cell>
          <table:table-cell/>
          <table:table-cell table:style-name="ce3" office:value-type="float" office:value="0.0046729901061877" calcext:value-type="float">
            <text:p>0.0046729901</text:p>
          </table:table-cell>
          <table:table-cell/>
          <table:table-cell table:formula="of:=[.D14]/[.F14]" office:value-type="float" office:value="1.11574781825287" calcext:value-type="float">
            <text:p>1.1157478183</text:p>
          </table:table-cell>
          <table:table-cell table:formula="of:=[.D14]-[.F14]" office:value-type="float" office:value="0.00054088840950848" calcext:value-type="float">
            <text:p>0.000540888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46729901061877" calcext:value-type="float">
            <text:p>0.0046729901</text:p>
          </table:table-cell>
          <table:table-cell/>
          <table:table-cell table:style-name="ce4" table:formula="of:=[.F26]" office:value-type="float" office:value="0.00467299010618753" calcext:value-type="float">
            <text:p>0.0046729901</text:p>
          </table:table-cell>
          <table:table-cell/>
          <table:table-cell table:formula="of:=[.M14]/[.O14]" office:value-type="float" office:value="1.00000000000004" calcext:value-type="float">
            <text:p>1</text:p>
          </table:table-cell>
          <table:table-cell table:formula="of:=[.M14]-[.O14]" office:value-type="float" office:value="1.70002900645727E-016" calcext:value-type="float">
            <text:p>1.70E-016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>
          <table:table-cell table:number-columns-repeated="3"/>
          <table:table-cell table:style-name="ce3" office:value-type="float" office:value="0.2" calcext:value-type="float">
            <text:p>0.2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2.54751314677623E-020" calcext:value-type="float">
            <text:p>2.54751314677623E-020</text:p>
          </table:table-cell>
          <table:table-cell/>
          <table:table-cell table:formula="of:=[.D21]/[.F21]" office:value-type="float" office:value="0" calcext:value-type="float">
            <text:p>0</text:p>
          </table:table-cell>
          <table:table-cell table:formula="of:=[.D21]-[.F21]" office:value-type="float" office:value="-2.54751314677623E-020" calcext:value-type="float">
            <text:p>-2.54751314677623E-02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1.54999589590182E-020" calcext:value-type="float">
            <text:p>-1.54999589590182E-020</text:p>
          </table:table-cell>
          <table:table-cell/>
          <table:table-cell table:style-name="ce4" table:formula="of:=[.F33]" office:value-type="float" office:value="2.49946330386232E-020" calcext:value-type="float">
            <text:p>2.49946330386232E-020</text:p>
          </table:table-cell>
          <table:table-cell/>
          <table:table-cell table:formula="of:=[.M21]/[.O21]" office:value-type="float" office:value="-0.620131487230348" calcext:value-type="float">
            <text:p>-0.6201314872</text:p>
          </table:table-cell>
          <table:table-cell table:formula="of:=[.M21]-[.O21]" office:value-type="float" office:value="-4.04945919976414E-020" calcext:value-type="float">
            <text:p>-4.05E-02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-2.54995726957459E-035" calcext:value-type="float">
            <text:p>-2.54995726957459E-035</text:p>
          </table:table-cell>
          <table:table-cell/>
          <table:table-cell table:formula="of:=[.D22]/[.F22]" office:value-type="float" office:value="-0" calcext:value-type="float">
            <text:p>0</text:p>
          </table:table-cell>
          <table:table-cell table:formula="of:=[.D22]-[.F22]" office:value-type="float" office:value="2.54995726957459E-035" calcext:value-type="float">
            <text:p>2.54995726957459E-03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8.62930402938641E-037" calcext:value-type="float">
            <text:p>8.62930402938641E-037</text:p>
          </table:table-cell>
          <table:table-cell/>
          <table:table-cell table:style-name="ce4" table:formula="of:=[.F34]" office:value-type="float" office:value="-1.03815821803835E-035" calcext:value-type="float">
            <text:p>-1.03815821803835E-035</text:p>
          </table:table-cell>
          <table:table-cell/>
          <table:table-cell table:formula="of:=[.M22]/[.O22]" office:value-type="float" office:value="-0.0831212803544714" calcext:value-type="float">
            <text:p>-0.0831212804</text:p>
          </table:table-cell>
          <table:table-cell table:formula="of:=[.M22]-[.O22]" office:value-type="float" office:value="1.12445125833221E-035" calcext:value-type="float">
            <text:p>1.12E-035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95.40050188729" calcext:value-type="float">
            <text:p>3395.4005018873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23]/[.F23]" office:value-type="float" office:value="1.00000001022007" calcext:value-type="float">
            <text:p>1.0000000102</text:p>
          </table:table-cell>
          <table:table-cell table:formula="of:=[.D23]-[.F23]" office:value-type="float" office:value="0.0000347012201018515" calcext:value-type="float">
            <text:p>3.47012201018515E-00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395.40046718607" calcext:value-type="float">
            <text:p>3395.4004671861</text:p>
          </table:table-cell>
          <table:table-cell/>
          <table:table-cell table:style-name="ce4" table:formula="of:=[.F35]" office:value-type="float" office:value="3395.40046718607" calcext:value-type="float">
            <text:p>3395.4004671861</text:p>
          </table:table-cell>
          <table:table-cell/>
          <table:table-cell table:formula="of:=[.M23]/[.O23]" office:value-type="float" office:value="1" calcext:value-type="float">
            <text:p>1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1.50604690569425E-019" calcext:value-type="float">
            <text:p>1.50604690569425E-019</text:p>
          </table:table-cell>
          <table:table-cell/>
          <table:table-cell table:formula="of:=[.D24]/[.F24]" office:value-type="float" office:value="0" calcext:value-type="float">
            <text:p>0</text:p>
          </table:table-cell>
          <table:table-cell table:formula="of:=[.D24]-[.F24]" office:value-type="float" office:value="-1.50604690569425E-019" calcext:value-type="float">
            <text:p>-1.50604690569425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1.12466222659798E-022" calcext:value-type="float">
            <text:p>1.12466222659798E-022</text:p>
          </table:table-cell>
          <table:table-cell/>
          <table:table-cell table:style-name="ce4" table:formula="of:=[.F36]" office:value-type="float" office:value="3.57697400465937E-019" calcext:value-type="float">
            <text:p>3.57697400465937E-019</text:p>
          </table:table-cell>
          <table:table-cell/>
          <table:table-cell table:formula="of:=[.M24]/[.O24]" office:value-type="float" office:value="0.000314417221129646" calcext:value-type="float">
            <text:p>0.0003144172</text:p>
          </table:table-cell>
          <table:table-cell table:formula="of:=[.M24]-[.O24]" office:value-type="float" office:value="-3.57584934243277E-019" calcext:value-type="float">
            <text:p>-3.58E-019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-1.2343330803281E-034" calcext:value-type="float">
            <text:p>-1.2343330803281E-034</text:p>
          </table:table-cell>
          <table:table-cell/>
          <table:table-cell table:formula="of:=[.D25]/[.F25]" office:value-type="float" office:value="-0" calcext:value-type="float">
            <text:p>0</text:p>
          </table:table-cell>
          <table:table-cell table:formula="of:=[.D25]-[.F25]" office:value-type="float" office:value="1.2343330803281E-034" calcext:value-type="float">
            <text:p>1.2343330803281E-03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7.69654926200893E-036" calcext:value-type="float">
            <text:p>-7.69654926200893E-036</text:p>
          </table:table-cell>
          <table:table-cell/>
          <table:table-cell table:style-name="ce4" table:formula="of:=[.F37]" office:value-type="float" office:value="-6.93606886298912E-035" calcext:value-type="float">
            <text:p>-6.93606886298912E-035</text:p>
          </table:table-cell>
          <table:table-cell/>
          <table:table-cell table:formula="of:=[.M25]/[.O25]" office:value-type="float" office:value="0.110964141418459" calcext:value-type="float">
            <text:p>0.1109641414</text:p>
          </table:table-cell>
          <table:table-cell table:formula="of:=[.M25]-[.O25]" office:value-type="float" office:value="6.16641393678823E-035" calcext:value-type="float">
            <text:p>6.17E-035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521387851569618" calcext:value-type="float">
            <text:p>0.0052138785</text:p>
          </table:table-cell>
          <table:table-cell/>
          <table:table-cell table:style-name="ce3" office:value-type="float" office:value="0.00467299010618753" calcext:value-type="float">
            <text:p>0.0046729901</text:p>
          </table:table-cell>
          <table:table-cell/>
          <table:table-cell table:formula="of:=[.D26]/[.F26]" office:value-type="float" office:value="1.11574781825291" calcext:value-type="float">
            <text:p>1.1157478183</text:p>
          </table:table-cell>
          <table:table-cell table:formula="of:=[.D26]-[.F26]" office:value-type="float" office:value="0.00054088840950865" calcext:value-type="float">
            <text:p>0.000540888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46729901061877" calcext:value-type="float">
            <text:p>0.0046729901</text:p>
          </table:table-cell>
          <table:table-cell/>
          <table:table-cell table:style-name="ce4" table:formula="of:=[.F38]" office:value-type="float" office:value="0.00467299010618752" calcext:value-type="float">
            <text:p>0.0046729901</text:p>
          </table:table-cell>
          <table:table-cell/>
          <table:table-cell table:formula="of:=[.M26]/[.O26]" office:value-type="float" office:value="1.00000000000004" calcext:value-type="float">
            <text:p>1</text:p>
          </table:table-cell>
          <table:table-cell table:formula="of:=[.M26]-[.O26]" office:value-type="float" office:value="1.795438797636E-016" calcext:value-type="float">
            <text:p>1.80E-016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2.49946330386232E-020" calcext:value-type="float">
            <text:p>2.49946330386232E-020</text:p>
          </table:table-cell>
          <table:table-cell/>
          <table:table-cell table:formula="of:=[.D33]/[.F33]" office:value-type="float" office:value="0" calcext:value-type="float">
            <text:p>0</text:p>
          </table:table-cell>
          <table:table-cell table:formula="of:=[.D33]-[.F33]" office:value-type="float" office:value="-2.49946330386232E-020" calcext:value-type="float">
            <text:p>-2.49946330386232E-02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2.49946330386232E-020" calcext:value-type="float">
            <text:p>2.49946330386232E-020</text:p>
          </table:table-cell>
          <table:table-cell/>
          <table:table-cell table:style-name="ce4" table:formula="of:=[.F21]" office:value-type="float" office:value="2.54751314677623E-020" calcext:value-type="float">
            <text:p>2.54751314677623E-020</text:p>
          </table:table-cell>
          <table:table-cell/>
          <table:table-cell table:formula="of:=[.M33]/[.O33]" office:value-type="float" office:value="0.981138529952352" calcext:value-type="float">
            <text:p>0.98113853</text:p>
          </table:table-cell>
          <table:table-cell table:formula="of:=[.M33]-[.O33]" office:value-type="float" office:value="-4.80498429139095E-022" calcext:value-type="float">
            <text:p>-4.80E-02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-1.03815821803835E-035" calcext:value-type="float">
            <text:p>-1.03815821803835E-035</text:p>
          </table:table-cell>
          <table:table-cell/>
          <table:table-cell table:formula="of:=[.D34]/[.F34]" office:value-type="float" office:value="-0" calcext:value-type="float">
            <text:p>0</text:p>
          </table:table-cell>
          <table:table-cell table:formula="of:=[.D34]-[.F34]" office:value-type="float" office:value="1.03815821803835E-035" calcext:value-type="float">
            <text:p>1.03815821803835E-03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-1.03815821803835E-035" calcext:value-type="float">
            <text:p>-1.03815821803835E-035</text:p>
          </table:table-cell>
          <table:table-cell/>
          <table:table-cell table:style-name="ce4" table:formula="of:=[.F22]" office:value-type="float" office:value="-2.54995726957459E-035" calcext:value-type="float">
            <text:p>-2.54995726957459E-035</text:p>
          </table:table-cell>
          <table:table-cell/>
          <table:table-cell table:formula="of:=[.M34]/[.O34]" office:value-type="float" office:value="0.407127692069737" calcext:value-type="float">
            <text:p>0.4071276921</text:p>
          </table:table-cell>
          <table:table-cell table:formula="of:=[.M34]-[.O34]" office:value-type="float" office:value="1.51179905153624E-035" calcext:value-type="float">
            <text:p>1.51E-035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95.40050188729" calcext:value-type="float">
            <text:p>3395.4005018873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35]/[.F35]" office:value-type="float" office:value="1.00000001022007" calcext:value-type="float">
            <text:p>1.0000000102</text:p>
          </table:table-cell>
          <table:table-cell table:formula="of:=[.D35]-[.F35]" office:value-type="float" office:value="0.0000347012201018515" calcext:value-type="float">
            <text:p>3.47012201018515E-00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3395.40046718607" calcext:value-type="float">
            <text:p>3395.4004671861</text:p>
          </table:table-cell>
          <table:table-cell/>
          <table:table-cell table:style-name="ce4" table:formula="of:=[.F23]" office:value-type="float" office:value="3395.40046718607" calcext:value-type="float">
            <text:p>3395.4004671861</text:p>
          </table:table-cell>
          <table:table-cell/>
          <table:table-cell table:formula="of:=[.M35]/[.O35]" office:value-type="float" office:value="1" calcext:value-type="float">
            <text:p>1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3.57697400465937E-019" calcext:value-type="float">
            <text:p>3.57697400465937E-019</text:p>
          </table:table-cell>
          <table:table-cell/>
          <table:table-cell table:formula="of:=[.D36]/[.F36]" office:value-type="float" office:value="0" calcext:value-type="float">
            <text:p>0</text:p>
          </table:table-cell>
          <table:table-cell table:formula="of:=[.D36]-[.F36]" office:value-type="float" office:value="-3.57697400465937E-019" calcext:value-type="float">
            <text:p>-3.57697400465937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3.57697400465937E-019" calcext:value-type="float">
            <text:p>3.57697400465937E-019</text:p>
          </table:table-cell>
          <table:table-cell/>
          <table:table-cell table:style-name="ce4" table:formula="of:=[.F24]" office:value-type="float" office:value="1.50604690569425E-019" calcext:value-type="float">
            <text:p>1.50604690569425E-019</text:p>
          </table:table-cell>
          <table:table-cell/>
          <table:table-cell table:formula="of:=[.M36]/[.O36]" office:value-type="float" office:value="2.3750747676816" calcext:value-type="float">
            <text:p>2.3750747677</text:p>
          </table:table-cell>
          <table:table-cell table:formula="of:=[.M36]-[.O36]" office:value-type="float" office:value="2.07092709896512E-019" calcext:value-type="float">
            <text:p>2.07E-019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-6.93606886298912E-035" calcext:value-type="float">
            <text:p>-6.93606886298912E-035</text:p>
          </table:table-cell>
          <table:table-cell/>
          <table:table-cell table:formula="of:=[.D37]/[.F37]" office:value-type="float" office:value="-0" calcext:value-type="float">
            <text:p>0</text:p>
          </table:table-cell>
          <table:table-cell table:formula="of:=[.D37]-[.F37]" office:value-type="float" office:value="6.93606886298912E-035" calcext:value-type="float">
            <text:p>6.93606886298912E-03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-6.93606886298912E-035" calcext:value-type="float">
            <text:p>-6.93606886298912E-035</text:p>
          </table:table-cell>
          <table:table-cell/>
          <table:table-cell table:style-name="ce4" table:formula="of:=[.F25]" office:value-type="float" office:value="-1.2343330803281E-034" calcext:value-type="float">
            <text:p>-1.2343330803281E-034</text:p>
          </table:table-cell>
          <table:table-cell/>
          <table:table-cell table:formula="of:=[.M37]/[.O37]" office:value-type="float" office:value="0.561928459467799" calcext:value-type="float">
            <text:p>0.5619284595</text:p>
          </table:table-cell>
          <table:table-cell table:formula="of:=[.M37]-[.O37]" office:value-type="float" office:value="5.40726194029188E-035" calcext:value-type="float">
            <text:p>5.41E-035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521387851569618" calcext:value-type="float">
            <text:p>0.0052138785</text:p>
          </table:table-cell>
          <table:table-cell/>
          <table:table-cell table:style-name="ce3" office:value-type="float" office:value="0.00467299010618752" calcext:value-type="float">
            <text:p>0.0046729901</text:p>
          </table:table-cell>
          <table:table-cell/>
          <table:table-cell table:formula="of:=[.D38]/[.F38]" office:value-type="float" office:value="1.11574781825291" calcext:value-type="float">
            <text:p>1.1157478183</text:p>
          </table:table-cell>
          <table:table-cell table:formula="of:=[.D38]-[.F38]" office:value-type="float" office:value="0.000540888409508659" calcext:value-type="float">
            <text:p>0.000540888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00467299010618752" calcext:value-type="float">
            <text:p>0.0046729901</text:p>
          </table:table-cell>
          <table:table-cell/>
          <table:table-cell table:style-name="ce4" table:formula="of:=[.F26]" office:value-type="float" office:value="0.00467299010618753" calcext:value-type="float">
            <text:p>0.0046729901</text:p>
          </table:table-cell>
          <table:table-cell/>
          <table:table-cell table:formula="of:=[.M38]/[.O38]" office:value-type="float" office:value="0.999999999999998" calcext:value-type="float">
            <text:p>1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1.93009871043265E-020" calcext:value-type="float">
            <text:p>1.93009871043265E-020</text:p>
          </table:table-cell>
          <table:table-cell/>
          <table:table-cell table:formula="of:=[.D45]/[.F45]" office:value-type="float" office:value="0" calcext:value-type="float">
            <text:p>0</text:p>
          </table:table-cell>
          <table:table-cell table:formula="of:=[.D45]-[.F45]" office:value-type="float" office:value="-1.93009871043265E-020" calcext:value-type="float">
            <text:p>-1.93009871043265E-02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1.54999589590182E-020" calcext:value-type="float">
            <text:p>-1.54999589590182E-020</text:p>
          </table:table-cell>
          <table:table-cell/>
          <table:table-cell table:style-name="ce4" table:formula="of:=[.F45]" office:value-type="float" office:value="1.93009871043265E-020" calcext:value-type="float">
            <text:p>1.93009871043265E-020</text:p>
          </table:table-cell>
          <table:table-cell/>
          <table:table-cell table:formula="of:=[.M45]/[.O45]" office:value-type="float" office:value="-0.803065608781415" calcext:value-type="float">
            <text:p>-0.8030656088</text:p>
          </table:table-cell>
          <table:table-cell table:formula="of:=[.M45]-[.O45]" office:value-type="float" office:value="-3.48009460633447E-020" calcext:value-type="float">
            <text:p>-3.48E-02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-7.12149303642601E-035" calcext:value-type="float">
            <text:p>-7.12149303642601E-035</text:p>
          </table:table-cell>
          <table:table-cell/>
          <table:table-cell table:formula="of:=[.D46]/[.F46]" office:value-type="float" office:value="-0" calcext:value-type="float">
            <text:p>0</text:p>
          </table:table-cell>
          <table:table-cell table:formula="of:=[.D46]-[.F46]" office:value-type="float" office:value="7.12149303642601E-035" calcext:value-type="float">
            <text:p>7.12149303642601E-03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8.62930402938641E-037" calcext:value-type="float">
            <text:p>8.62930402938641E-037</text:p>
          </table:table-cell>
          <table:table-cell/>
          <table:table-cell table:style-name="ce4" table:formula="of:=[.F46]" office:value-type="float" office:value="-7.12149303642601E-035" calcext:value-type="float">
            <text:p>-7.12149303642601E-035</text:p>
          </table:table-cell>
          <table:table-cell/>
          <table:table-cell table:formula="of:=[.M46]/[.O46]" office:value-type="float" office:value="-0.0121172680858467" calcext:value-type="float">
            <text:p>-0.0121172681</text:p>
          </table:table-cell>
          <table:table-cell table:formula="of:=[.M46]-[.O46]" office:value-type="float" office:value="7.20778607671987E-035" calcext:value-type="float">
            <text:p>7.21E-035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95.40050188729" calcext:value-type="float">
            <text:p>3395.4005018873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47]/[.F47]" office:value-type="float" office:value="1.00000001022007" calcext:value-type="float">
            <text:p>1.0000000102</text:p>
          </table:table-cell>
          <table:table-cell table:formula="of:=[.D47]-[.F47]" office:value-type="float" office:value="0.0000347012201018515" calcext:value-type="float">
            <text:p>3.47012201018515E-00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395.40046718607" calcext:value-type="float">
            <text:p>3395.4004671861</text:p>
          </table:table-cell>
          <table:table-cell/>
          <table:table-cell table:style-name="ce4" table:formula="of:=[.F47]" office:value-type="float" office:value="3395.40046718607" calcext:value-type="float">
            <text:p>3395.4004671861</text:p>
          </table:table-cell>
          <table:table-cell/>
          <table:table-cell table:formula="of:=[.M47]/[.O47]" office:value-type="float" office:value="1" calcext:value-type="float">
            <text:p>1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2.85081123164779E-019" calcext:value-type="float">
            <text:p>2.85081123164779E-019</text:p>
          </table:table-cell>
          <table:table-cell/>
          <table:table-cell table:formula="of:=[.D48]/[.F48]" office:value-type="float" office:value="0" calcext:value-type="float">
            <text:p>0</text:p>
          </table:table-cell>
          <table:table-cell table:formula="of:=[.D48]-[.F48]" office:value-type="float" office:value="-2.85081123164779E-019" calcext:value-type="float">
            <text:p>-2.85081123164779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1.12466222659798E-022" calcext:value-type="float">
            <text:p>1.12466222659798E-022</text:p>
          </table:table-cell>
          <table:table-cell/>
          <table:table-cell table:style-name="ce4" table:formula="of:=[.F48]" office:value-type="float" office:value="2.85081123164779E-019" calcext:value-type="float">
            <text:p>2.85081123164779E-019</text:p>
          </table:table-cell>
          <table:table-cell/>
          <table:table-cell table:formula="of:=[.M48]/[.O48]" office:value-type="float" office:value="0.000394506031866556" calcext:value-type="float">
            <text:p>0.000394506</text:p>
          </table:table-cell>
          <table:table-cell table:formula="of:=[.M48]-[.O48]" office:value-type="float" office:value="-2.84968656942119E-019" calcext:value-type="float">
            <text:p>-2.85E-019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-7.58376157110131E-034" calcext:value-type="float">
            <text:p>-7.58376157110131E-034</text:p>
          </table:table-cell>
          <table:table-cell/>
          <table:table-cell table:formula="of:=[.D49]/[.F49]" office:value-type="float" office:value="-0" calcext:value-type="float">
            <text:p>0</text:p>
          </table:table-cell>
          <table:table-cell table:formula="of:=[.D49]-[.F49]" office:value-type="float" office:value="7.58376157110131E-034" calcext:value-type="float">
            <text:p>7.58376157110131E-03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7.69654926200893E-036" calcext:value-type="float">
            <text:p>-7.69654926200893E-036</text:p>
          </table:table-cell>
          <table:table-cell/>
          <table:table-cell table:style-name="ce4" table:formula="of:=[.F49]" office:value-type="float" office:value="-7.58376157110131E-034" calcext:value-type="float">
            <text:p>-7.58376157110131E-034</text:p>
          </table:table-cell>
          <table:table-cell/>
          <table:table-cell table:formula="of:=[.M49]/[.O49]" office:value-type="float" office:value="0.0101487226224746" calcext:value-type="float">
            <text:p>0.0101487226</text:p>
          </table:table-cell>
          <table:table-cell table:formula="of:=[.M49]-[.O49]" office:value-type="float" office:value="7.50679607848122E-034" calcext:value-type="float">
            <text:p>7.51E-034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521387851569618" calcext:value-type="float">
            <text:p>0.0052138785</text:p>
          </table:table-cell>
          <table:table-cell/>
          <table:table-cell table:style-name="ce3" office:value-type="float" office:value="0.00467299010618753" calcext:value-type="float">
            <text:p>0.0046729901</text:p>
          </table:table-cell>
          <table:table-cell/>
          <table:table-cell table:formula="of:=[.D50]/[.F50]" office:value-type="float" office:value="1.11574781825291" calcext:value-type="float">
            <text:p>1.1157478183</text:p>
          </table:table-cell>
          <table:table-cell table:formula="of:=[.D50]-[.F50]" office:value-type="float" office:value="0.00054088840950865" calcext:value-type="float">
            <text:p>0.000540888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46729901061877" calcext:value-type="float">
            <text:p>0.0046729901</text:p>
          </table:table-cell>
          <table:table-cell/>
          <table:table-cell table:style-name="ce4" table:formula="of:=[.F50]" office:value-type="float" office:value="0.00467299010618753" calcext:value-type="float">
            <text:p>0.0046729901</text:p>
          </table:table-cell>
          <table:table-cell/>
          <table:table-cell table:formula="of:=[.M50]/[.O50]" office:value-type="float" office:value="1.00000000000004" calcext:value-type="float">
            <text:p>1</text:p>
          </table:table-cell>
          <table:table-cell table:formula="of:=[.M50]-[.O50]" office:value-type="float" office:value="1.70002900645727E-016" calcext:value-type="float">
            <text:p>1.70E-016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.93009871043265E-020" calcext:value-type="float">
            <text:p>1.93009871043265E-020</text:p>
          </table:table-cell>
          <table:table-cell/>
          <table:table-cell table:style-name="ce4" table:formula="of:=[.F33]" office:value-type="float" office:value="2.49946330386232E-020" calcext:value-type="float">
            <text:p>2.49946330386232E-020</text:p>
          </table:table-cell>
          <table:table-cell/>
          <table:table-cell table:formula="of:=[.M57]/[.O57]" office:value-type="float" office:value="0.772205260005276" calcext:value-type="float">
            <text:p>0.77220526</text:p>
          </table:table-cell>
          <table:table-cell table:formula="of:=[.M57]-[.O57]" office:value-type="float" office:value="-5.6936459342967E-021" calcext:value-type="float">
            <text:p>-5.69E-02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-7.12149303642601E-035" calcext:value-type="float">
            <text:p>-7.12149303642601E-035</text:p>
          </table:table-cell>
          <table:table-cell/>
          <table:table-cell table:style-name="ce4" table:formula="of:=[.F34]" office:value-type="float" office:value="-1.03815821803835E-035" calcext:value-type="float">
            <text:p>-1.03815821803835E-035</text:p>
          </table:table-cell>
          <table:table-cell/>
          <table:table-cell table:formula="of:=[.M58]/[.O58]" office:value-type="float" office:value="6.8597376707015" calcext:value-type="float">
            <text:p>6.8597376707</text:p>
          </table:table-cell>
          <table:table-cell table:formula="of:=[.M58]-[.O58]" office:value-type="float" office:value="-6.08333481838766E-035" calcext:value-type="float">
            <text:p>-6.08E-03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395.40046718607" calcext:value-type="float">
            <text:p>3395.4004671861</text:p>
          </table:table-cell>
          <table:table-cell/>
          <table:table-cell table:style-name="ce4" table:formula="of:=[.F35]" office:value-type="float" office:value="3395.40046718607" calcext:value-type="float">
            <text:p>3395.4004671861</text:p>
          </table:table-cell>
          <table:table-cell/>
          <table:table-cell table:formula="of:=[.M59]/[.O59]" office:value-type="float" office:value="1" calcext:value-type="float">
            <text:p>1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85081123164779E-019" calcext:value-type="float">
            <text:p>2.85081123164779E-019</text:p>
          </table:table-cell>
          <table:table-cell/>
          <table:table-cell table:style-name="ce4" table:formula="of:=[.F36]" office:value-type="float" office:value="3.57697400465937E-019" calcext:value-type="float">
            <text:p>3.57697400465937E-019</text:p>
          </table:table-cell>
          <table:table-cell/>
          <table:table-cell table:formula="of:=[.M60]/[.O60]" office:value-type="float" office:value="0.796989642064583" calcext:value-type="float">
            <text:p>0.7969896421</text:p>
          </table:table-cell>
          <table:table-cell table:formula="of:=[.M60]-[.O60]" office:value-type="float" office:value="-7.2616277301158E-020" calcext:value-type="float">
            <text:p>-7.26E-02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7.58376157110131E-034" calcext:value-type="float">
            <text:p>-7.58376157110131E-034</text:p>
          </table:table-cell>
          <table:table-cell/>
          <table:table-cell table:style-name="ce4" table:formula="of:=[.F37]" office:value-type="float" office:value="-6.93606886298912E-035" calcext:value-type="float">
            <text:p>-6.93606886298912E-035</text:p>
          </table:table-cell>
          <table:table-cell/>
          <table:table-cell table:formula="of:=[.M61]/[.O61]" office:value-type="float" office:value="10.9338037451852" calcext:value-type="float">
            <text:p>10.9338037452</text:p>
          </table:table-cell>
          <table:table-cell table:formula="of:=[.M61]-[.O61]" office:value-type="float" office:value="-6.8901546848024E-034" calcext:value-type="float">
            <text:p>-6.89E-03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467299010618753" calcext:value-type="float">
            <text:p>0.0046729901</text:p>
          </table:table-cell>
          <table:table-cell/>
          <table:table-cell table:style-name="ce4" table:formula="of:=[.F38]" office:value-type="float" office:value="0.00467299010618752" calcext:value-type="float">
            <text:p>0.0046729901</text:p>
          </table:table-cell>
          <table:table-cell/>
          <table:table-cell table:formula="of:=[.M62]/[.O62]" office:value-type="float" office:value="1" calcext:value-type="float">
            <text:p>1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.93009871043265E-020" calcext:value-type="float">
            <text:p>1.93009871043265E-020</text:p>
          </table:table-cell>
          <table:table-cell/>
          <table:table-cell table:style-name="ce4" table:formula="of:=[.F21]" office:value-type="float" office:value="2.54751314677623E-020" calcext:value-type="float">
            <text:p>2.54751314677623E-020</text:p>
          </table:table-cell>
          <table:table-cell/>
          <table:table-cell table:formula="of:=[.M69]/[.O69]" office:value-type="float" office:value="0.757640333623051" calcext:value-type="float">
            <text:p>0.7576403336</text:p>
          </table:table-cell>
          <table:table-cell table:formula="of:=[.M69]-[.O69]" office:value-type="float" office:value="-6.1741443634358E-021" calcext:value-type="float">
            <text:p>-6.17E-02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-7.12149303642601E-035" calcext:value-type="float">
            <text:p>-7.12149303642601E-035</text:p>
          </table:table-cell>
          <table:table-cell/>
          <table:table-cell table:style-name="ce4" table:formula="of:=[.F22]" office:value-type="float" office:value="-2.54995726957459E-035" calcext:value-type="float">
            <text:p>-2.54995726957459E-035</text:p>
          </table:table-cell>
          <table:table-cell/>
          <table:table-cell table:formula="of:=[.M70]/[.O70]" office:value-type="float" office:value="2.79278916607653" calcext:value-type="float">
            <text:p>2.7927891661</text:p>
          </table:table-cell>
          <table:table-cell table:formula="of:=[.M70]-[.O70]" office:value-type="float" office:value="-4.57153576685142E-035" calcext:value-type="float">
            <text:p>-4.57E-03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395.40046718607" calcext:value-type="float">
            <text:p>3395.4004671861</text:p>
          </table:table-cell>
          <table:table-cell/>
          <table:table-cell table:style-name="ce4" table:formula="of:=[.F23]" office:value-type="float" office:value="3395.40046718607" calcext:value-type="float">
            <text:p>3395.4004671861</text:p>
          </table:table-cell>
          <table:table-cell/>
          <table:table-cell table:formula="of:=[.M71]/[.O71]" office:value-type="float" office:value="1" calcext:value-type="float">
            <text:p>1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85081123164779E-019" calcext:value-type="float">
            <text:p>2.85081123164779E-019</text:p>
          </table:table-cell>
          <table:table-cell/>
          <table:table-cell table:style-name="ce4" table:formula="of:=[.F24]" office:value-type="float" office:value="1.50604690569425E-019" calcext:value-type="float">
            <text:p>1.50604690569425E-019</text:p>
          </table:table-cell>
          <table:table-cell/>
          <table:table-cell table:formula="of:=[.M72]/[.O72]" office:value-type="float" office:value="1.89290998897118" calcext:value-type="float">
            <text:p>1.892909989</text:p>
          </table:table-cell>
          <table:table-cell table:formula="of:=[.M72]-[.O72]" office:value-type="float" office:value="1.34476432595354E-019" calcext:value-type="float">
            <text:p>1.34E-01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7.58376157110131E-034" calcext:value-type="float">
            <text:p>-7.58376157110131E-034</text:p>
          </table:table-cell>
          <table:table-cell/>
          <table:table-cell table:style-name="ce4" table:formula="of:=[.F25]" office:value-type="float" office:value="-1.2343330803281E-034" calcext:value-type="float">
            <text:p>-1.2343330803281E-034</text:p>
          </table:table-cell>
          <table:table-cell/>
          <table:table-cell table:formula="of:=[.M73]/[.O73]" office:value-type="float" office:value="6.14401549465519" calcext:value-type="float">
            <text:p>6.1440154947</text:p>
          </table:table-cell>
          <table:table-cell table:formula="of:=[.M73]-[.O73]" office:value-type="float" office:value="-6.34942849077321E-034" calcext:value-type="float">
            <text:p>-6.35E-03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467299010618753" calcext:value-type="float">
            <text:p>0.0046729901</text:p>
          </table:table-cell>
          <table:table-cell/>
          <table:table-cell table:style-name="ce4" table:formula="of:=[.F26]" office:value-type="float" office:value="0.00467299010618753" calcext:value-type="float">
            <text:p>0.0046729901</text:p>
          </table:table-cell>
          <table:table-cell/>
          <table:table-cell table:formula="of:=[.M74]/[.O74]" office:value-type="float" office:value="1" calcext:value-type="float">
            <text:p>1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0.0000000000000141596513800821" calcext:value-type="float">
            <text:p>-1.41596513800821E-014</text:p>
          </table:table-cell>
          <table:table-cell/>
          <table:table-cell table:formula="of:=[.D9]/[.F9]" office:value-type="float" office:value="-0" calcext:value-type="float">
            <text:p>0</text:p>
          </table:table-cell>
          <table:table-cell table:formula="of:=[.D9]-[.F9]" office:value-type="float" office:value="0.0000000000000141596513800821" calcext:value-type="float">
            <text:p>1.41596513800821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21]" office:value-type="float" office:value="2.86065021088903E-015" calcext:value-type="float">
            <text:p>2.86065021088903E-015</text:p>
          </table:table-cell>
          <table:table-cell/>
          <table:table-cell table:formula="of:=[.M9]/[.O9]" office:value-type="float" office:value="-4.94980173604713" calcext:value-type="float">
            <text:p>-4.949801736</text:p>
          </table:table-cell>
          <table:table-cell table:formula="of:=[.M9]-[.O9]" office:value-type="float" office:value="-0.0000000000000170203015909711" calcext:value-type="float">
            <text:p>-1.70E-01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5.67738934655504E-015" calcext:value-type="float">
            <text:p>5.67738934655504E-015</text:p>
          </table:table-cell>
          <table:table-cell/>
          <table:table-cell table:formula="of:=[.D10]/[.F10]" office:value-type="float" office:value="0" calcext:value-type="float">
            <text:p>0</text:p>
          </table:table-cell>
          <table:table-cell table:formula="of:=[.D10]-[.F10]" office:value-type="float" office:value="-5.67738934655504E-015" calcext:value-type="float">
            <text:p>-5.67738934655504E-01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22]" office:value-type="float" office:value="-3.10365462226551E-030" calcext:value-type="float">
            <text:p>-3.10365462226551E-030</text:p>
          </table:table-cell>
          <table:table-cell/>
          <table:table-cell table:formula="of:=[.M10]/[.O10]" office:value-type="float" office:value="-1.82925938531486E+015" calcext:value-type="float">
            <text:p>-1829259385314860</text:p>
          </table:table-cell>
          <table:table-cell table:formula="of:=[.M10]-[.O10]" office:value-type="float" office:value="5.67738934655504E-015" calcext:value-type="float">
            <text:p>5.68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3509.36541620516" calcext:value-type="float">
            <text:p>3509.3654162052</text:p>
          </table:table-cell>
          <table:table-cell/>
          <table:table-cell table:style-name="ce3" office:value-type="float" office:value="3483.03808524897" calcext:value-type="float">
            <text:p>3483.038085249</text:p>
          </table:table-cell>
          <table:table-cell/>
          <table:table-cell table:formula="of:=[.D11]/[.F11]" office:value-type="float" office:value="1.00755872612122" calcext:value-type="float">
            <text:p>1.0075587261</text:p>
          </table:table-cell>
          <table:table-cell table:formula="of:=[.D11]-[.F11]" office:value-type="float" office:value="26.3273309561896" calcext:value-type="float">
            <text:p>26.327330956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23]" office:value-type="float" office:value="3483.03806301411" calcext:value-type="float">
            <text:p>3483.0380630141</text:p>
          </table:table-cell>
          <table:table-cell/>
          <table:table-cell table:formula="of:=[.M11]/[.O11]" office:value-type="float" office:value="1.00000000638375" calcext:value-type="float">
            <text:p>1.0000000064</text:p>
          </table:table-cell>
          <table:table-cell table:formula="of:=[.M11]-[.O11]" office:value-type="float" office:value="0.0000222348603529099" calcext:value-type="float">
            <text:p>2.22E-00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5.16670823625628E-016" calcext:value-type="float">
            <text:p>-5.16670823625628E-016</text:p>
          </table:table-cell>
          <table:table-cell/>
          <table:table-cell table:formula="of:=[.D12]/[.F12]" office:value-type="float" office:value="-0" calcext:value-type="float">
            <text:p>0</text:p>
          </table:table-cell>
          <table:table-cell table:formula="of:=[.D12]-[.F12]" office:value-type="float" office:value="5.16670823625628E-016" calcext:value-type="float">
            <text:p>5.16670823625628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24]" office:value-type="float" office:value="-1.19321940303631E-017" calcext:value-type="float">
            <text:p>-1.19321940303631E-017</text:p>
          </table:table-cell>
          <table:table-cell/>
          <table:table-cell table:formula="of:=[.M12]/[.O12]" office:value-type="float" office:value="43.3005717398568" calcext:value-type="float">
            <text:p>43.3005717399</text:p>
          </table:table-cell>
          <table:table-cell table:formula="of:=[.M12]-[.O12]" office:value-type="float" office:value="-5.04738629595265E-016" calcext:value-type="float">
            <text:p>-5.05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2.72674597053338E-017" calcext:value-type="float">
            <text:p>-2.72674597053338E-017</text:p>
          </table:table-cell>
          <table:table-cell/>
          <table:table-cell table:formula="of:=[.D13]/[.F13]" office:value-type="float" office:value="-0" calcext:value-type="float">
            <text:p>0</text:p>
          </table:table-cell>
          <table:table-cell table:formula="of:=[.D13]-[.F13]" office:value-type="float" office:value="2.72674597053338E-017" calcext:value-type="float">
            <text:p>2.72674597053338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25]" office:value-type="float" office:value="9.68910112924323E-033" calcext:value-type="float">
            <text:p>9.68910112924323E-033</text:p>
          </table:table-cell>
          <table:table-cell/>
          <table:table-cell table:formula="of:=[.M13]/[.O13]" office:value-type="float" office:value="-2.81424038634877E+015" calcext:value-type="float">
            <text:p>-2814240386348770</text:p>
          </table:table-cell>
          <table:table-cell table:formula="of:=[.M13]-[.O13]" office:value-type="float" office:value="-2.72674597053338E-017" calcext:value-type="float">
            <text:p>-2.73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3.41345982234634" calcext:value-type="float">
            <text:p>3.4134598223</text:p>
          </table:table-cell>
          <table:table-cell/>
          <table:table-cell table:style-name="ce3" office:value-type="float" office:value="2.63020176010709" calcext:value-type="float">
            <text:p>2.6302017601</text:p>
          </table:table-cell>
          <table:table-cell/>
          <table:table-cell table:formula="of:=[.D14]/[.F14]" office:value-type="float" office:value="1.29779390848228" calcext:value-type="float">
            <text:p>1.2977939085</text:p>
          </table:table-cell>
          <table:table-cell table:formula="of:=[.D14]-[.F14]" office:value-type="float" office:value="0.78325806223925" calcext:value-type="float">
            <text:p>0.783258062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26]" office:value-type="float" office:value="2.63020212450068" calcext:value-type="float">
            <text:p>2.6302021245</text:p>
          </table:table-cell>
          <table:table-cell/>
          <table:table-cell table:formula="of:=[.M14]/[.O14]" office:value-type="float" office:value="0.999999861457951" calcext:value-type="float">
            <text:p>0.9999998615</text:p>
          </table:table-cell>
          <table:table-cell table:formula="of:=[.M14]-[.O14]" office:value-type="float" office:value="-0.000000364393590412959" calcext:value-type="float">
            <text:p>-3.64E-00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 office:value-type="float" office:value="77" calcext:value-type="float">
            <text:p>77</text:p>
          </table:table-cell>
          <table:table-cell table:number-columns-repeated="16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2.86065021088903E-015" calcext:value-type="float">
            <text:p>2.86065021088903E-015</text:p>
          </table:table-cell>
          <table:table-cell/>
          <table:table-cell table:formula="of:=[.D21]/[.F21]" office:value-type="float" office:value="0" calcext:value-type="float">
            <text:p>0</text:p>
          </table:table-cell>
          <table:table-cell table:formula="of:=[.D21]-[.F21]" office:value-type="float" office:value="-2.86065021088903E-015" calcext:value-type="float">
            <text:p>-2.86065021088903E-01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33]" office:value-type="float" office:value="1.39192009943242E-017" calcext:value-type="float">
            <text:p>1.39192009943242E-017</text:p>
          </table:table-cell>
          <table:table-cell/>
          <table:table-cell table:formula="of:=[.M21]/[.O21]" office:value-type="float" office:value="-1017.27472617544" calcext:value-type="float">
            <text:p>-1017.2747261755</text:p>
          </table:table-cell>
          <table:table-cell table:formula="of:=[.M21]-[.O21]" office:value-type="float" office:value="-0.0000000000000141735705810764" calcext:value-type="float">
            <text:p>-1.42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-3.10365462226551E-030" calcext:value-type="float">
            <text:p>-3.10365462226551E-030</text:p>
          </table:table-cell>
          <table:table-cell/>
          <table:table-cell table:formula="of:=[.D22]/[.F22]" office:value-type="float" office:value="-0" calcext:value-type="float">
            <text:p>0</text:p>
          </table:table-cell>
          <table:table-cell table:formula="of:=[.D22]-[.F22]" office:value-type="float" office:value="3.10365462226551E-030" calcext:value-type="float">
            <text:p>3.10365462226551E-03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34]" office:value-type="float" office:value="-5.13311965595711E-032" calcext:value-type="float">
            <text:p>-5.13311965595711E-032</text:p>
          </table:table-cell>
          <table:table-cell/>
          <table:table-cell table:formula="of:=[.M22]/[.O22]" office:value-type="float" office:value="-1.10603097669198E+017" calcext:value-type="float">
            <text:p>-110603097669198000</text:p>
          </table:table-cell>
          <table:table-cell table:formula="of:=[.M22]-[.O22]" office:value-type="float" office:value="5.67738934655504E-015" calcext:value-type="float">
            <text:p>5.68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509.36541620516" calcext:value-type="float">
            <text:p>3509.3654162052</text:p>
          </table:table-cell>
          <table:table-cell/>
          <table:table-cell table:style-name="ce3" office:value-type="float" office:value="3483.03806301411" calcext:value-type="float">
            <text:p>3483.0380630141</text:p>
          </table:table-cell>
          <table:table-cell/>
          <table:table-cell table:formula="of:=[.D23]/[.F23]" office:value-type="float" office:value="1.00755873255323" calcext:value-type="float">
            <text:p>1.0075587326</text:p>
          </table:table-cell>
          <table:table-cell table:formula="of:=[.D23]-[.F23]" office:value-type="float" office:value="26.32735319105" calcext:value-type="float">
            <text:p>26.32735319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35]" office:value-type="float" office:value="3483.03809304487" calcext:value-type="float">
            <text:p>3483.0380930449</text:p>
          </table:table-cell>
          <table:table-cell/>
          <table:table-cell table:formula="of:=[.M23]/[.O23]" office:value-type="float" office:value="0.999999997761753" calcext:value-type="float">
            <text:p>0.9999999978</text:p>
          </table:table-cell>
          <table:table-cell table:formula="of:=[.M23]-[.O23]" office:value-type="float" office:value="-0.00000779589981902973" calcext:value-type="float">
            <text:p>-7.80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-1.19321940303631E-017" calcext:value-type="float">
            <text:p>-1.19321940303631E-017</text:p>
          </table:table-cell>
          <table:table-cell/>
          <table:table-cell table:formula="of:=[.D24]/[.F24]" office:value-type="float" office:value="-0" calcext:value-type="float">
            <text:p>0</text:p>
          </table:table-cell>
          <table:table-cell table:formula="of:=[.D24]-[.F24]" office:value-type="float" office:value="1.19321940303631E-017" calcext:value-type="float">
            <text:p>1.19321940303631E-01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36]" office:value-type="float" office:value="3.49495031015462E-018" calcext:value-type="float">
            <text:p>3.49495031015462E-018</text:p>
          </table:table-cell>
          <table:table-cell/>
          <table:table-cell table:formula="of:=[.M24]/[.O24]" office:value-type="float" office:value="-147.833524878575" calcext:value-type="float">
            <text:p>-147.8335248786</text:p>
          </table:table-cell>
          <table:table-cell table:formula="of:=[.M24]-[.O24]" office:value-type="float" office:value="-5.20165773935783E-016" calcext:value-type="float">
            <text:p>-5.20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9.68910112924323E-033" calcext:value-type="float">
            <text:p>9.68910112924323E-033</text:p>
          </table:table-cell>
          <table:table-cell/>
          <table:table-cell table:formula="of:=[.D25]/[.F25]" office:value-type="float" office:value="0" calcext:value-type="float">
            <text:p>0</text:p>
          </table:table-cell>
          <table:table-cell table:formula="of:=[.D25]-[.F25]" office:value-type="float" office:value="-9.68910112924323E-033" calcext:value-type="float">
            <text:p>-9.68910112924323E-03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37]" office:value-type="float" office:value="3.08301853033676E-033" calcext:value-type="float">
            <text:p>3.08301853033676E-033</text:p>
          </table:table-cell>
          <table:table-cell/>
          <table:table-cell table:formula="of:=[.M25]/[.O25]" office:value-type="float" office:value="-8.84440344325642E+015" calcext:value-type="float">
            <text:p>-8844403443256420</text:p>
          </table:table-cell>
          <table:table-cell table:formula="of:=[.M25]-[.O25]" office:value-type="float" office:value="-2.72674597053338E-017" calcext:value-type="float">
            <text:p>-2.73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3.41345982234634" calcext:value-type="float">
            <text:p>3.4134598223</text:p>
          </table:table-cell>
          <table:table-cell/>
          <table:table-cell table:style-name="ce3" office:value-type="float" office:value="2.63020212450068" calcext:value-type="float">
            <text:p>2.6302021245</text:p>
          </table:table-cell>
          <table:table-cell/>
          <table:table-cell table:formula="of:=[.D26]/[.F26]" office:value-type="float" office:value="1.29779372868325" calcext:value-type="float">
            <text:p>1.2977937287</text:p>
          </table:table-cell>
          <table:table-cell table:formula="of:=[.D26]-[.F26]" office:value-type="float" office:value="0.78325769784566" calcext:value-type="float">
            <text:p>0.783257697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38]" office:value-type="float" office:value="2.63020163234475" calcext:value-type="float">
            <text:p>2.6302016323</text:p>
          </table:table-cell>
          <table:table-cell/>
          <table:table-cell table:formula="of:=[.M26]/[.O26]" office:value-type="float" office:value="1.00000004857511" calcext:value-type="float">
            <text:p>1.0000000486</text:p>
          </table:table-cell>
          <table:table-cell table:formula="of:=[.M26]-[.O26]" office:value-type="float" office:value="0.000000127762339818815" calcext:value-type="float">
            <text:p>1.28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.99999999999998" calcext:value-type="float">
            <text:p>1</text:p>
          </table:table-cell>
          <table:table-cell table:formula="of:=[.M27]-[.O27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1.39192009943242E-017" calcext:value-type="float">
            <text:p>1.39192009943242E-017</text:p>
          </table:table-cell>
          <table:table-cell/>
          <table:table-cell table:formula="of:=[.D33]/[.F33]" office:value-type="float" office:value="0" calcext:value-type="float">
            <text:p>0</text:p>
          </table:table-cell>
          <table:table-cell table:formula="of:=[.D33]-[.F33]" office:value-type="float" office:value="-1.39192009943242E-017" calcext:value-type="float">
            <text:p>-1.39192009943242E-01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1.39192009943242E-017" calcext:value-type="float">
            <text:p>1.39192009943242E-017</text:p>
          </table:table-cell>
          <table:table-cell/>
          <table:table-cell table:style-name="ce4" table:formula="of:=[.F21]" office:value-type="float" office:value="2.86065021088903E-015" calcext:value-type="float">
            <text:p>2.86065021088903E-015</text:p>
          </table:table-cell>
          <table:table-cell/>
          <table:table-cell table:formula="of:=[.M33]/[.O33]" office:value-type="float" office:value="0.00486574728407581" calcext:value-type="float">
            <text:p>0.0048657473</text:p>
          </table:table-cell>
          <table:table-cell table:formula="of:=[.M33]-[.O33]" office:value-type="float" office:value="-2.84673100989471E-015" calcext:value-type="float">
            <text:p>-2.85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-5.13311965595711E-032" calcext:value-type="float">
            <text:p>-5.13311965595711E-032</text:p>
          </table:table-cell>
          <table:table-cell/>
          <table:table-cell table:formula="of:=[.D34]/[.F34]" office:value-type="float" office:value="-0" calcext:value-type="float">
            <text:p>0</text:p>
          </table:table-cell>
          <table:table-cell table:formula="of:=[.D34]-[.F34]" office:value-type="float" office:value="5.13311965595711E-032" calcext:value-type="float">
            <text:p>5.13311965595711E-03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-5.13311965595711E-032" calcext:value-type="float">
            <text:p>-5.13311965595711E-032</text:p>
          </table:table-cell>
          <table:table-cell/>
          <table:table-cell table:style-name="ce4" table:formula="of:=[.F22]" office:value-type="float" office:value="-3.10365462226551E-030" calcext:value-type="float">
            <text:p>-3.10365462226551E-030</text:p>
          </table:table-cell>
          <table:table-cell/>
          <table:table-cell table:formula="of:=[.M34]/[.O34]" office:value-type="float" office:value="0.0165389525597735" calcext:value-type="float">
            <text:p>0.0165389526</text:p>
          </table:table-cell>
          <table:table-cell table:formula="of:=[.M34]-[.O34]" office:value-type="float" office:value="3.05232342570594E-030" calcext:value-type="float">
            <text:p>3.05E-0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509.36541620516" calcext:value-type="float">
            <text:p>3509.3654162052</text:p>
          </table:table-cell>
          <table:table-cell/>
          <table:table-cell table:style-name="ce3" office:value-type="float" office:value="3483.03809304487" calcext:value-type="float">
            <text:p>3483.0380930449</text:p>
          </table:table-cell>
          <table:table-cell/>
          <table:table-cell table:formula="of:=[.D35]/[.F35]" office:value-type="float" office:value="1.00755872386606" calcext:value-type="float">
            <text:p>1.0075587239</text:p>
          </table:table-cell>
          <table:table-cell table:formula="of:=[.D35]-[.F35]" office:value-type="float" office:value="26.3273231602898" calcext:value-type="float">
            <text:p>26.327323160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3483.03809304487" calcext:value-type="float">
            <text:p>3483.0380930449</text:p>
          </table:table-cell>
          <table:table-cell/>
          <table:table-cell table:style-name="ce4" table:formula="of:=[.F23]" office:value-type="float" office:value="3483.03806301411" calcext:value-type="float">
            <text:p>3483.0380630141</text:p>
          </table:table-cell>
          <table:table-cell/>
          <table:table-cell table:formula="of:=[.M35]/[.O35]" office:value-type="float" office:value="1.000000008622" calcext:value-type="float">
            <text:p>1.0000000086</text:p>
          </table:table-cell>
          <table:table-cell table:formula="of:=[.M35]-[.O35]" office:value-type="float" office:value="0.0000300307601719396" calcext:value-type="float">
            <text:p>3.00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3.49495031015462E-018" calcext:value-type="float">
            <text:p>3.49495031015462E-018</text:p>
          </table:table-cell>
          <table:table-cell/>
          <table:table-cell table:formula="of:=[.D36]/[.F36]" office:value-type="float" office:value="0" calcext:value-type="float">
            <text:p>0</text:p>
          </table:table-cell>
          <table:table-cell table:formula="of:=[.D36]-[.F36]" office:value-type="float" office:value="-3.49495031015462E-018" calcext:value-type="float">
            <text:p>-3.49495031015462E-01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3.49495031015462E-018" calcext:value-type="float">
            <text:p>3.49495031015462E-018</text:p>
          </table:table-cell>
          <table:table-cell/>
          <table:table-cell table:style-name="ce4" table:formula="of:=[.F24]" office:value-type="float" office:value="-1.19321940303631E-017" calcext:value-type="float">
            <text:p>-1.19321940303631E-017</text:p>
          </table:table-cell>
          <table:table-cell/>
          <table:table-cell table:formula="of:=[.M36]/[.O36]" office:value-type="float" office:value="-0.292900894945325" calcext:value-type="float">
            <text:p>-0.2929008949</text:p>
          </table:table-cell>
          <table:table-cell table:formula="of:=[.M36]-[.O36]" office:value-type="float" office:value="1.54271443405177E-017" calcext:value-type="float">
            <text:p>1.54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3.08301853033676E-033" calcext:value-type="float">
            <text:p>3.08301853033676E-033</text:p>
          </table:table-cell>
          <table:table-cell/>
          <table:table-cell table:formula="of:=[.D37]/[.F37]" office:value-type="float" office:value="0" calcext:value-type="float">
            <text:p>0</text:p>
          </table:table-cell>
          <table:table-cell table:formula="of:=[.D37]-[.F37]" office:value-type="float" office:value="-3.08301853033676E-033" calcext:value-type="float">
            <text:p>-3.08301853033676E-03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3.08301853033676E-033" calcext:value-type="float">
            <text:p>3.08301853033676E-033</text:p>
          </table:table-cell>
          <table:table-cell/>
          <table:table-cell table:style-name="ce4" table:formula="of:=[.F25]" office:value-type="float" office:value="9.68910112924323E-033" calcext:value-type="float">
            <text:p>9.68910112924323E-033</text:p>
          </table:table-cell>
          <table:table-cell/>
          <table:table-cell table:formula="of:=[.M37]/[.O37]" office:value-type="float" office:value="0.318194483596804" calcext:value-type="float">
            <text:p>0.3181944836</text:p>
          </table:table-cell>
          <table:table-cell table:formula="of:=[.M37]-[.O37]" office:value-type="float" office:value="-6.60608259890647E-033" calcext:value-type="float">
            <text:p>-6.61E-0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3.41345982234634" calcext:value-type="float">
            <text:p>3.4134598223</text:p>
          </table:table-cell>
          <table:table-cell/>
          <table:table-cell table:style-name="ce3" office:value-type="float" office:value="2.63020163234475" calcext:value-type="float">
            <text:p>2.6302016323</text:p>
          </table:table-cell>
          <table:table-cell/>
          <table:table-cell table:formula="of:=[.D38]/[.F38]" office:value-type="float" office:value="1.29779397152276" calcext:value-type="float">
            <text:p>1.2977939715</text:p>
          </table:table-cell>
          <table:table-cell table:formula="of:=[.D38]-[.F38]" office:value-type="float" office:value="0.78325819000159" calcext:value-type="float">
            <text:p>0.7832581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2.63020163234475" calcext:value-type="float">
            <text:p>2.6302016323</text:p>
          </table:table-cell>
          <table:table-cell/>
          <table:table-cell table:style-name="ce4" table:formula="of:=[.F26]" office:value-type="float" office:value="2.63020212450068" calcext:value-type="float">
            <text:p>2.6302021245</text:p>
          </table:table-cell>
          <table:table-cell/>
          <table:table-cell table:formula="of:=[.M38]/[.O38]" office:value-type="float" office:value="0.999999812882848" calcext:value-type="float">
            <text:p>0.9999998129</text:p>
          </table:table-cell>
          <table:table-cell table:formula="of:=[.M38]-[.O38]" office:value-type="float" office:value="-0.000000492155930231775" calcext:value-type="float">
            <text:p>-4.92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-3.35496208201154E-016" calcext:value-type="float">
            <text:p>-3.35496208201154E-016</text:p>
          </table:table-cell>
          <table:table-cell/>
          <table:table-cell table:formula="of:=[.D45]/[.F45]" office:value-type="float" office:value="-0" calcext:value-type="float">
            <text:p>0</text:p>
          </table:table-cell>
          <table:table-cell table:formula="of:=[.D45]-[.F45]" office:value-type="float" office:value="3.35496208201154E-016" calcext:value-type="float">
            <text:p>3.35496208201154E-01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45]" office:value-type="float" office:value="-3.35496208201154E-016" calcext:value-type="float">
            <text:p>-3.35496208201154E-016</text:p>
          </table:table-cell>
          <table:table-cell/>
          <table:table-cell table:formula="of:=[.M45]/[.O45]" office:value-type="float" office:value="42.2051010829678" calcext:value-type="float">
            <text:p>42.205101083</text:p>
          </table:table-cell>
          <table:table-cell table:formula="of:=[.M45]-[.O45]" office:value-type="float" office:value="-0.0000000000000138241551718809" calcext:value-type="float">
            <text:p>-1.38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3.61096612269528E-028" calcext:value-type="float">
            <text:p>3.61096612269528E-028</text:p>
          </table:table-cell>
          <table:table-cell/>
          <table:table-cell table:formula="of:=[.D46]/[.F46]" office:value-type="float" office:value="0" calcext:value-type="float">
            <text:p>0</text:p>
          </table:table-cell>
          <table:table-cell table:formula="of:=[.D46]-[.F46]" office:value-type="float" office:value="-3.61096612269528E-028" calcext:value-type="float">
            <text:p>-3.61096612269528E-02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46]" office:value-type="float" office:value="3.61096612269528E-028" calcext:value-type="float">
            <text:p>3.61096612269528E-028</text:p>
          </table:table-cell>
          <table:table-cell/>
          <table:table-cell table:formula="of:=[.M46]/[.O46]" office:value-type="float" office:value="15722632541114.4" calcext:value-type="float">
            <text:p>15722632541114.4</text:p>
          </table:table-cell>
          <table:table-cell table:formula="of:=[.M46]-[.O46]" office:value-type="float" office:value="5.67738934655468E-015" calcext:value-type="float">
            <text:p>5.68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509.36541620516" calcext:value-type="float">
            <text:p>3509.3654162052</text:p>
          </table:table-cell>
          <table:table-cell/>
          <table:table-cell table:style-name="ce3" office:value-type="float" office:value="3483.03808525305" calcext:value-type="float">
            <text:p>3483.0380852531</text:p>
          </table:table-cell>
          <table:table-cell/>
          <table:table-cell table:formula="of:=[.D47]/[.F47]" office:value-type="float" office:value="1.00755872612004" calcext:value-type="float">
            <text:p>1.0075587261</text:p>
          </table:table-cell>
          <table:table-cell table:formula="of:=[.D47]-[.F47]" office:value-type="float" office:value="26.3273309521096" calcext:value-type="float">
            <text:p>26.327330952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47]" office:value-type="float" office:value="3483.03808525305" calcext:value-type="float">
            <text:p>3483.0380852531</text:p>
          </table:table-cell>
          <table:table-cell/>
          <table:table-cell table:formula="of:=[.M47]/[.O47]" office:value-type="float" office:value="0.999999999998829" calcext:value-type="float">
            <text:p>1</text:p>
          </table:table-cell>
          <table:table-cell table:formula="of:=[.M47]-[.O47]" office:value-type="float" office:value="-0.00000000407999323215336" calcext:value-type="float">
            <text:p>-4.08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3.95820656766416E-018" calcext:value-type="float">
            <text:p>3.95820656766416E-018</text:p>
          </table:table-cell>
          <table:table-cell/>
          <table:table-cell table:formula="of:=[.D48]/[.F48]" office:value-type="float" office:value="0" calcext:value-type="float">
            <text:p>0</text:p>
          </table:table-cell>
          <table:table-cell table:formula="of:=[.D48]-[.F48]" office:value-type="float" office:value="-3.95820656766416E-018" calcext:value-type="float">
            <text:p>-3.95820656766416E-01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48]" office:value-type="float" office:value="3.95820656766416E-018" calcext:value-type="float">
            <text:p>3.95820656766416E-018</text:p>
          </table:table-cell>
          <table:table-cell/>
          <table:table-cell table:formula="of:=[.M48]/[.O48]" office:value-type="float" office:value="-130.531546242805" calcext:value-type="float">
            <text:p>-130.5315462428</text:p>
          </table:table-cell>
          <table:table-cell table:formula="of:=[.M48]-[.O48]" office:value-type="float" office:value="-5.20629030193292E-016" calcext:value-type="float">
            <text:p>-5.21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-4.24494368631111E-030" calcext:value-type="float">
            <text:p>-4.24494368631111E-030</text:p>
          </table:table-cell>
          <table:table-cell/>
          <table:table-cell table:formula="of:=[.D49]/[.F49]" office:value-type="float" office:value="-0" calcext:value-type="float">
            <text:p>0</text:p>
          </table:table-cell>
          <table:table-cell table:formula="of:=[.D49]-[.F49]" office:value-type="float" office:value="4.24494368631111E-030" calcext:value-type="float">
            <text:p>4.24494368631111E-03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49]" office:value-type="float" office:value="-4.24494368631111E-030" calcext:value-type="float">
            <text:p>-4.24494368631111E-030</text:p>
          </table:table-cell>
          <table:table-cell/>
          <table:table-cell table:formula="of:=[.M49]/[.O49]" office:value-type="float" office:value="6423515061757.97" calcext:value-type="float">
            <text:p>6423515061757.97</text:p>
          </table:table-cell>
          <table:table-cell table:formula="of:=[.M49]-[.O49]" office:value-type="float" office:value="-2.72674597053296E-017" calcext:value-type="float">
            <text:p>-2.73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3.41345982234634" calcext:value-type="float">
            <text:p>3.4134598223</text:p>
          </table:table-cell>
          <table:table-cell/>
          <table:table-cell table:style-name="ce3" office:value-type="float" office:value="2.63020176004028" calcext:value-type="float">
            <text:p>2.63020176</text:p>
          </table:table-cell>
          <table:table-cell/>
          <table:table-cell table:formula="of:=[.D50]/[.F50]" office:value-type="float" office:value="1.29779390851524" calcext:value-type="float">
            <text:p>1.2977939085</text:p>
          </table:table-cell>
          <table:table-cell table:formula="of:=[.D50]-[.F50]" office:value-type="float" office:value="0.78325806230606" calcext:value-type="float">
            <text:p>0.783258062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50]" office:value-type="float" office:value="2.63020176004028" calcext:value-type="float">
            <text:p>2.63020176</text:p>
          </table:table-cell>
          <table:table-cell/>
          <table:table-cell table:formula="of:=[.M50]/[.O50]" office:value-type="float" office:value="1.0000000000254" calcext:value-type="float">
            <text:p>1</text:p>
          </table:table-cell>
          <table:table-cell table:formula="of:=[.M50]-[.O50]" office:value-type="float" office:value="0.0000000000668096689082631" calcext:value-type="float">
            <text:p>6.68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.99999999999998" calcext:value-type="float">
            <text:p>1</text:p>
          </table:table-cell>
          <table:table-cell table:formula="of:=[.M51]-[.O51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-3.35496208201154E-016" calcext:value-type="float">
            <text:p>-3.35496208201154E-016</text:p>
          </table:table-cell>
          <table:table-cell/>
          <table:table-cell table:style-name="ce4" table:formula="of:=[.F33]" office:value-type="float" office:value="1.39192009943242E-017" calcext:value-type="float">
            <text:p>1.39192009943242E-017</text:p>
          </table:table-cell>
          <table:table-cell/>
          <table:table-cell table:formula="of:=[.M57]/[.O57]" office:value-type="float" office:value="-24.1031226101239" calcext:value-type="float">
            <text:p>-24.1031226101</text:p>
          </table:table-cell>
          <table:table-cell table:formula="of:=[.M57]-[.O57]" office:value-type="float" office:value="-3.49415409195478E-016" calcext:value-type="float">
            <text:p>-3.49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.61096612269528E-028" calcext:value-type="float">
            <text:p>3.61096612269528E-028</text:p>
          </table:table-cell>
          <table:table-cell/>
          <table:table-cell table:style-name="ce4" table:formula="of:=[.F34]" office:value-type="float" office:value="-5.13311965595711E-032" calcext:value-type="float">
            <text:p>-5.13311965595711E-032</text:p>
          </table:table-cell>
          <table:table-cell/>
          <table:table-cell table:formula="of:=[.M58]/[.O58]" office:value-type="float" office:value="-7034.64240991278" calcext:value-type="float">
            <text:p>-7034.6424099128</text:p>
          </table:table-cell>
          <table:table-cell table:formula="of:=[.M58]-[.O58]" office:value-type="float" office:value="3.61147943466088E-028" calcext:value-type="float">
            <text:p>3.61E-02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83.03808525305" calcext:value-type="float">
            <text:p>3483.0380852531</text:p>
          </table:table-cell>
          <table:table-cell/>
          <table:table-cell table:style-name="ce4" table:formula="of:=[.F35]" office:value-type="float" office:value="3483.03809304487" calcext:value-type="float">
            <text:p>3483.0380930449</text:p>
          </table:table-cell>
          <table:table-cell/>
          <table:table-cell table:formula="of:=[.M59]/[.O59]" office:value-type="float" office:value="0.999999997762924" calcext:value-type="float">
            <text:p>0.9999999978</text:p>
          </table:table-cell>
          <table:table-cell table:formula="of:=[.M59]-[.O59]" office:value-type="float" office:value="-0.00000779181982579757" calcext:value-type="float">
            <text:p>-7.79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3.95820656766416E-018" calcext:value-type="float">
            <text:p>3.95820656766416E-018</text:p>
          </table:table-cell>
          <table:table-cell/>
          <table:table-cell table:style-name="ce4" table:formula="of:=[.F36]" office:value-type="float" office:value="3.49495031015462E-018" calcext:value-type="float">
            <text:p>3.49495031015462E-018</text:p>
          </table:table-cell>
          <table:table-cell/>
          <table:table-cell table:formula="of:=[.M60]/[.O60]" office:value-type="float" office:value="1.13255016993047" calcext:value-type="float">
            <text:p>1.1325501699</text:p>
          </table:table-cell>
          <table:table-cell table:formula="of:=[.M60]-[.O60]" office:value-type="float" office:value="4.6325625750954E-019" calcext:value-type="float">
            <text:p>4.63E-01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4.24494368631111E-030" calcext:value-type="float">
            <text:p>-4.24494368631111E-030</text:p>
          </table:table-cell>
          <table:table-cell/>
          <table:table-cell table:style-name="ce4" table:formula="of:=[.F37]" office:value-type="float" office:value="3.08301853033676E-033" calcext:value-type="float">
            <text:p>3.08301853033676E-033</text:p>
          </table:table-cell>
          <table:table-cell/>
          <table:table-cell table:formula="of:=[.M61]/[.O61]" office:value-type="float" office:value="-1376.87906982753" calcext:value-type="float">
            <text:p>-1376.8790698275</text:p>
          </table:table-cell>
          <table:table-cell table:formula="of:=[.M61]-[.O61]" office:value-type="float" office:value="-4.24802670484145E-030" calcext:value-type="float">
            <text:p>-4.25E-03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2.63020176004028" calcext:value-type="float">
            <text:p>2.63020176</text:p>
          </table:table-cell>
          <table:table-cell/>
          <table:table-cell table:style-name="ce4" table:formula="of:=[.F38]" office:value-type="float" office:value="2.63020163234475" calcext:value-type="float">
            <text:p>2.6302016323</text:p>
          </table:table-cell>
          <table:table-cell/>
          <table:table-cell table:formula="of:=[.M62]/[.O62]" office:value-type="float" office:value="1.00000004854971" calcext:value-type="float">
            <text:p>1.0000000485</text:p>
          </table:table-cell>
          <table:table-cell table:formula="of:=[.M62]-[.O62]" office:value-type="float" office:value="0.000000127695530149907" calcext:value-type="float">
            <text:p>1.28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-3.35496208201154E-016" calcext:value-type="float">
            <text:p>-3.35496208201154E-016</text:p>
          </table:table-cell>
          <table:table-cell/>
          <table:table-cell table:style-name="ce4" table:formula="of:=[.F21]" office:value-type="float" office:value="2.86065021088903E-015" calcext:value-type="float">
            <text:p>2.86065021088903E-015</text:p>
          </table:table-cell>
          <table:table-cell/>
          <table:table-cell table:formula="of:=[.M69]/[.O69]" office:value-type="float" office:value="-0.117279703377956" calcext:value-type="float">
            <text:p>-0.1172797034</text:p>
          </table:table-cell>
          <table:table-cell table:formula="of:=[.M69]-[.O69]" office:value-type="float" office:value="-3.19614641909018E-015" calcext:value-type="float">
            <text:p>-3.20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.61096612269528E-028" calcext:value-type="float">
            <text:p>3.61096612269528E-028</text:p>
          </table:table-cell>
          <table:table-cell/>
          <table:table-cell table:style-name="ce4" table:formula="of:=[.F22]" office:value-type="float" office:value="-3.10365462226551E-030" calcext:value-type="float">
            <text:p>-3.10365462226551E-030</text:p>
          </table:table-cell>
          <table:table-cell/>
          <table:table-cell table:formula="of:=[.M70]/[.O70]" office:value-type="float" office:value="-116.345617092518" calcext:value-type="float">
            <text:p>-116.3456170925</text:p>
          </table:table-cell>
          <table:table-cell table:formula="of:=[.M70]-[.O70]" office:value-type="float" office:value="3.64200266891794E-028" calcext:value-type="float">
            <text:p>3.64E-02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83.03808525305" calcext:value-type="float">
            <text:p>3483.0380852531</text:p>
          </table:table-cell>
          <table:table-cell/>
          <table:table-cell table:style-name="ce4" table:formula="of:=[.F23]" office:value-type="float" office:value="3483.03806301411" calcext:value-type="float">
            <text:p>3483.0380630141</text:p>
          </table:table-cell>
          <table:table-cell/>
          <table:table-cell table:formula="of:=[.M71]/[.O71]" office:value-type="float" office:value="1.00000000638493" calcext:value-type="float">
            <text:p>1.0000000064</text:p>
          </table:table-cell>
          <table:table-cell table:formula="of:=[.M71]-[.O71]" office:value-type="float" office:value="0.000022238940346142" calcext:value-type="float">
            <text:p>2.22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3.95820656766416E-018" calcext:value-type="float">
            <text:p>3.95820656766416E-018</text:p>
          </table:table-cell>
          <table:table-cell/>
          <table:table-cell table:style-name="ce4" table:formula="of:=[.F24]" office:value-type="float" office:value="-1.19321940303631E-017" calcext:value-type="float">
            <text:p>-1.19321940303631E-017</text:p>
          </table:table-cell>
          <table:table-cell/>
          <table:table-cell table:formula="of:=[.M72]/[.O72]" office:value-type="float" office:value="-0.331724958343115" calcext:value-type="float">
            <text:p>-0.3317249583</text:p>
          </table:table-cell>
          <table:table-cell table:formula="of:=[.M72]-[.O72]" office:value-type="float" office:value="1.58904005980273E-017" calcext:value-type="float">
            <text:p>1.59E-0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4.24494368631111E-030" calcext:value-type="float">
            <text:p>-4.24494368631111E-030</text:p>
          </table:table-cell>
          <table:table-cell/>
          <table:table-cell table:style-name="ce4" table:formula="of:=[.F25]" office:value-type="float" office:value="9.68910112924323E-033" calcext:value-type="float">
            <text:p>9.68910112924323E-033</text:p>
          </table:table-cell>
          <table:table-cell/>
          <table:table-cell table:formula="of:=[.M73]/[.O73]" office:value-type="float" office:value="-438.115324599018" calcext:value-type="float">
            <text:p>-438.115324599</text:p>
          </table:table-cell>
          <table:table-cell table:formula="of:=[.M73]-[.O73]" office:value-type="float" office:value="-4.25463278744035E-030" calcext:value-type="float">
            <text:p>-4.25E-03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2.63020176004028" calcext:value-type="float">
            <text:p>2.63020176</text:p>
          </table:table-cell>
          <table:table-cell/>
          <table:table-cell table:style-name="ce4" table:formula="of:=[.F26]" office:value-type="float" office:value="2.63020212450068" calcext:value-type="float">
            <text:p>2.6302021245</text:p>
          </table:table-cell>
          <table:table-cell/>
          <table:table-cell table:formula="of:=[.M74]/[.O74]" office:value-type="float" office:value="0.99999986143255" calcext:value-type="float">
            <text:p>0.9999998614</text:p>
          </table:table-cell>
          <table:table-cell table:formula="of:=[.M74]-[.O74]" office:value-type="float" office:value="-0.000000364460400081867" calcext:value-type="float">
            <text:p>-3.64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8'.F9]" office:value-type="float" office:value="-0.0000000000000141596513800821" calcext:value-type="float">
            <text:p>-1.41596513800821E-014</text:p>
          </table:table-cell>
          <table:table-cell/>
          <table:table-cell table:formula="of:=[.D9]/[.F9]" office:value-type="float" office:value="-0" calcext:value-type="float">
            <text:p>0</text:p>
          </table:table-cell>
          <table:table-cell table:formula="of:=[.D9]-[.F9]" office:value-type="float" office:value="0.0000000000000141596513800821" calcext:value-type="float">
            <text:p>1.41596513800821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-0.0000000000000141596513800821" calcext:value-type="float">
            <text:p>-1.42E-01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8'.F10]" office:value-type="float" office:value="5.67738934655504E-015" calcext:value-type="float">
            <text:p>5.67738934655504E-015</text:p>
          </table:table-cell>
          <table:table-cell/>
          <table:table-cell table:formula="of:=[.D10]/[.F10]" office:value-type="float" office:value="0" calcext:value-type="float">
            <text:p>0</text:p>
          </table:table-cell>
          <table:table-cell table:formula="of:=[.D10]-[.F10]" office:value-type="float" office:value="-5.67738934655504E-015" calcext:value-type="float">
            <text:p>-5.67738934655504E-01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5.67738934655504E-015" calcext:value-type="float">
            <text:p>5.68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8'.F11]" office:value-type="float" office:value="3483.03808524897" calcext:value-type="float">
            <text:p>3483.038085249</text:p>
          </table:table-cell>
          <table:table-cell/>
          <table:table-cell table:formula="of:=[.D11]/[.F11]" office:value-type="float" office:value="0" calcext:value-type="float">
            <text:p>0</text:p>
          </table:table-cell>
          <table:table-cell table:formula="of:=[.D11]-[.F11]" office:value-type="float" office:value="-3483.03808524897" calcext:value-type="float">
            <text:p>-3483.03808524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3483.03808524897" calcext:value-type="float">
            <text:p>3.4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8'.F12]" office:value-type="float" office:value="-5.16670823625628E-016" calcext:value-type="float">
            <text:p>-5.16670823625628E-016</text:p>
          </table:table-cell>
          <table:table-cell/>
          <table:table-cell table:formula="of:=[.D12]/[.F12]" office:value-type="float" office:value="-0" calcext:value-type="float">
            <text:p>0</text:p>
          </table:table-cell>
          <table:table-cell table:formula="of:=[.D12]-[.F12]" office:value-type="float" office:value="5.16670823625628E-016" calcext:value-type="float">
            <text:p>5.16670823625628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-5.16670823625628E-016" calcext:value-type="float">
            <text:p>-5.17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8'.F13]" office:value-type="float" office:value="-2.72674597053338E-017" calcext:value-type="float">
            <text:p>-2.72674597053338E-017</text:p>
          </table:table-cell>
          <table:table-cell/>
          <table:table-cell table:formula="of:=[.D13]/[.F13]" office:value-type="float" office:value="-0" calcext:value-type="float">
            <text:p>0</text:p>
          </table:table-cell>
          <table:table-cell table:formula="of:=[.D13]-[.F13]" office:value-type="float" office:value="2.72674597053338E-017" calcext:value-type="float">
            <text:p>2.72674597053338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-2.72674597053338E-017" calcext:value-type="float">
            <text:p>-2.73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8'.F14]" office:value-type="float" office:value="2.63020176010709" calcext:value-type="float">
            <text:p>2.6302017601</text:p>
          </table:table-cell>
          <table:table-cell/>
          <table:table-cell table:formula="of:=[.D14]/[.F14]" office:value-type="float" office:value="0" calcext:value-type="float">
            <text:p>0</text:p>
          </table:table-cell>
          <table:table-cell table:formula="of:=[.D14]-[.F14]" office:value-type="float" office:value="-2.63020176010709" calcext:value-type="float">
            <text:p>-2.630201760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2.63020176010709" calcext:value-type="float">
            <text:p>2.63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8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0" calcext:value-type="float">
            <text:p>0</text:p>
          </table:table-cell>
          <table:table-cell table:formula="of:=[.D15]-[.F15]" office:value-type="float" office:value="-100.357825162417" calcext:value-type="float">
            <text:p>-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100.357825162417" calcext:value-type="float">
            <text:p>1.00E+002</text:p>
          </table:table-cell>
          <table:table-cell/>
          <table:table-cell table:style-name="ce3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1]/[.F21]" office:value-type="string" office:string-value="" calcext:value-type="error">
            <text:p>#DIV/0!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-0.0000000000000141596513800821" calcext:value-type="float">
            <text:p>-1.42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2]/[.F22]" office:value-type="string" office:string-value="" calcext:value-type="error">
            <text:p>#DIV/0!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5.67738934655504E-015" calcext:value-type="float">
            <text:p>5.68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3483.03808524897" calcext:value-type="float">
            <text:p>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4]/[.F24]" office:value-type="string" office:string-value="" calcext:value-type="error">
            <text:p>#DIV/0!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-5.16670823625628E-016" calcext:value-type="float">
            <text:p>-5.17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5]/[.F25]" office:value-type="string" office:string-value="" calcext:value-type="error">
            <text:p>#DIV/0!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-2.72674597053338E-017" calcext:value-type="float">
            <text:p>-2.73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2.63020176010709" calcext:value-type="float">
            <text:p>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7]/[.F27]" office:value-type="string" office:string-value="" calcext:value-type="error">
            <text:p>#DIV/0!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3]/[.F33]" office:value-type="string" office:string-value="" calcext:value-type="error">
            <text:p>#DIV/0!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4]/[.F34]" office:value-type="string" office:string-value="" calcext:value-type="error">
            <text:p>#DIV/0!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6]/[.F36]" office:value-type="string" office:string-value="" calcext:value-type="error">
            <text:p>#DIV/0!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7]/[.F37]" office:value-type="string" office:string-value="" calcext:value-type="error">
            <text:p>#DIV/0!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9]/[.F39]" office:value-type="string" office:string-value="" calcext:value-type="error">
            <text:p>#DIV/0!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-0.0000000000000141596513800821" calcext:value-type="float">
            <text:p>-1.42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5.67738934655504E-015" calcext:value-type="float">
            <text:p>5.68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3483.03808524897" calcext:value-type="float">
            <text:p>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-5.16670823625628E-016" calcext:value-type="float">
            <text:p>-5.17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-2.72674597053338E-017" calcext:value-type="float">
            <text:p>-2.73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2.63020176010709" calcext:value-type="float">
            <text:p>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14'.F9]" office:value-type="float" office:value="-0.0000000000000141596513800821" calcext:value-type="float">
            <text:p>-1.41596513800821E-014</text:p>
          </table:table-cell>
          <table:table-cell/>
          <table:table-cell table:formula="of:=[.D9]/[.F9]" office:value-type="float" office:value="-0" calcext:value-type="float">
            <text:p>0</text:p>
          </table:table-cell>
          <table:table-cell table:formula="of:=[.D9]-[.F9]" office:value-type="float" office:value="0.0000000000000141596513800821" calcext:value-type="float">
            <text:p>1.41596513800821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-0.0000000000000141596513800821" calcext:value-type="float">
            <text:p>-1.42E-01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14'.F10]" office:value-type="float" office:value="5.67738934655504E-015" calcext:value-type="float">
            <text:p>5.67738934655504E-015</text:p>
          </table:table-cell>
          <table:table-cell/>
          <table:table-cell table:formula="of:=[.D10]/[.F10]" office:value-type="float" office:value="0" calcext:value-type="float">
            <text:p>0</text:p>
          </table:table-cell>
          <table:table-cell table:formula="of:=[.D10]-[.F10]" office:value-type="float" office:value="-5.67738934655504E-015" calcext:value-type="float">
            <text:p>-5.67738934655504E-01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5.67738934655504E-015" calcext:value-type="float">
            <text:p>5.68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14'.F11]" office:value-type="float" office:value="3483.03808524897" calcext:value-type="float">
            <text:p>3483.038085249</text:p>
          </table:table-cell>
          <table:table-cell/>
          <table:table-cell table:formula="of:=[.D11]/[.F11]" office:value-type="float" office:value="0" calcext:value-type="float">
            <text:p>0</text:p>
          </table:table-cell>
          <table:table-cell table:formula="of:=[.D11]-[.F11]" office:value-type="float" office:value="-3483.03808524897" calcext:value-type="float">
            <text:p>-3483.03808524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3483.03808524897" calcext:value-type="float">
            <text:p>3.4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14'.F12]" office:value-type="float" office:value="-5.16670823625628E-016" calcext:value-type="float">
            <text:p>-5.16670823625628E-016</text:p>
          </table:table-cell>
          <table:table-cell/>
          <table:table-cell table:formula="of:=[.D12]/[.F12]" office:value-type="float" office:value="-0" calcext:value-type="float">
            <text:p>0</text:p>
          </table:table-cell>
          <table:table-cell table:formula="of:=[.D12]-[.F12]" office:value-type="float" office:value="5.16670823625628E-016" calcext:value-type="float">
            <text:p>5.16670823625628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-5.16670823625628E-016" calcext:value-type="float">
            <text:p>-5.17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14'.F13]" office:value-type="float" office:value="-2.72674597053338E-017" calcext:value-type="float">
            <text:p>-2.72674597053338E-017</text:p>
          </table:table-cell>
          <table:table-cell/>
          <table:table-cell table:formula="of:=[.D13]/[.F13]" office:value-type="float" office:value="-0" calcext:value-type="float">
            <text:p>0</text:p>
          </table:table-cell>
          <table:table-cell table:formula="of:=[.D13]-[.F13]" office:value-type="float" office:value="2.72674597053338E-017" calcext:value-type="float">
            <text:p>2.72674597053338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-2.72674597053338E-017" calcext:value-type="float">
            <text:p>-2.73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14'.F14]" office:value-type="float" office:value="2.63020176010709" calcext:value-type="float">
            <text:p>2.6302017601</text:p>
          </table:table-cell>
          <table:table-cell/>
          <table:table-cell table:formula="of:=[.D14]/[.F14]" office:value-type="float" office:value="0" calcext:value-type="float">
            <text:p>0</text:p>
          </table:table-cell>
          <table:table-cell table:formula="of:=[.D14]-[.F14]" office:value-type="float" office:value="-2.63020176010709" calcext:value-type="float">
            <text:p>-2.630201760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2.63020176010709" calcext:value-type="float">
            <text:p>2.63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14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0" calcext:value-type="float">
            <text:p>0</text:p>
          </table:table-cell>
          <table:table-cell table:formula="of:=[.D15]-[.F15]" office:value-type="float" office:value="-100.357825162417" calcext:value-type="float">
            <text:p>-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100.357825162417" calcext:value-type="float">
            <text:p>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1]/[.F21]" office:value-type="string" office:string-value="" calcext:value-type="error">
            <text:p>#DIV/0!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-0.0000000000000141596513800821" calcext:value-type="float">
            <text:p>-1.42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2]/[.F22]" office:value-type="string" office:string-value="" calcext:value-type="error">
            <text:p>#DIV/0!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5.67738934655504E-015" calcext:value-type="float">
            <text:p>5.68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3483.03808524897" calcext:value-type="float">
            <text:p>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4]/[.F24]" office:value-type="string" office:string-value="" calcext:value-type="error">
            <text:p>#DIV/0!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-5.16670823625628E-016" calcext:value-type="float">
            <text:p>-5.17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5]/[.F25]" office:value-type="string" office:string-value="" calcext:value-type="error">
            <text:p>#DIV/0!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-2.72674597053338E-017" calcext:value-type="float">
            <text:p>-2.73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2.63020176010709" calcext:value-type="float">
            <text:p>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7]/[.F27]" office:value-type="string" office:string-value="" calcext:value-type="error">
            <text:p>#DIV/0!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3]/[.F33]" office:value-type="string" office:string-value="" calcext:value-type="error">
            <text:p>#DIV/0!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4]/[.F34]" office:value-type="string" office:string-value="" calcext:value-type="error">
            <text:p>#DIV/0!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6]/[.F36]" office:value-type="string" office:string-value="" calcext:value-type="error">
            <text:p>#DIV/0!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7]/[.F37]" office:value-type="string" office:string-value="" calcext:value-type="error">
            <text:p>#DIV/0!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9]/[.F39]" office:value-type="string" office:string-value="" calcext:value-type="error">
            <text:p>#DIV/0!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-0.0000000000000141596513800821" calcext:value-type="float">
            <text:p>-1.42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5.67738934655504E-015" calcext:value-type="float">
            <text:p>5.68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3483.03808524897" calcext:value-type="float">
            <text:p>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-5.16670823625628E-016" calcext:value-type="float">
            <text:p>-5.17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-2.72674597053338E-017" calcext:value-type="float">
            <text:p>-2.73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2.63020176010709" calcext:value-type="float">
            <text:p>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 style:data-style-name="N2" text:time-value="10:26:54.717579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6-02T14:54:30.491093620</dc:date>
    <dc:creator>Stacha Petrovic</dc:creator>
    <meta:editing-duration>P7DT13H40M27S</meta:editing-duration>
    <meta:editing-cycles>157</meta:editing-cycles>
    <meta:document-statistic meta:table-count="4" meta:cell-count="1550" meta:object-count="0"/>
    <meta:user-defined meta:name="qrichtext">1</meta:user-defined>
  </office:meta>
</office:document-meta>
</file>